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Mono" officeooo:rsid="001ea545" officeooo:paragraph-rsid="001ea545"/>
    </style:style>
    <style:style style:name="P2" style:family="paragraph" style:parent-style-name="Heading_20_1">
      <style:text-properties style:font-name="Liberation Mono"/>
    </style:style>
    <style:style style:name="P3" style:family="paragraph" style:parent-style-name="Heading_20_2">
      <style:text-properties style:font-name="Liberation Mono"/>
    </style:style>
    <style:style style:name="P4" style:family="paragraph" style:parent-style-name="Heading_20_2">
      <style:text-properties officeooo:paragraph-rsid="00200c22"/>
    </style:style>
    <style:style style:name="P5" style:family="paragraph" style:parent-style-name="Heading_20_2">
      <style:paragraph-properties fo:break-before="page"/>
    </style:style>
    <style:style style:name="P6" style:family="paragraph" style:parent-style-name="Standard">
      <style:text-properties style:font-name="Liberation Mono" officeooo:rsid="001ea545" officeooo:paragraph-rsid="001ea545"/>
    </style:style>
    <style:style style:name="P7" style:family="paragraph" style:parent-style-name="Standard">
      <style:text-properties style:font-name="Liberation Mono" officeooo:rsid="001ea545" officeooo:paragraph-rsid="00200c22"/>
    </style:style>
    <style:style style:name="T1" style:family="text">
      <style:text-properties officeooo:rsid="00200c22"/>
    </style:style>
    <style:style style:name="T2" style:family="text">
      <style:text-properties style:font-name="Liberation Mono"/>
    </style:style>
    <style:style style:name="T3" style:family="text">
      <style:text-properties style:font-name="Liberation Mono" officeooo:rsid="00200c22"/>
    </style:style>
    <style:style style:name="T4" style:family="text">
      <style:text-properties style:font-name="Liberation Mono" fo:font-size="16.1000003814697pt" fo:font-weight="bold" officeooo:rsid="00200c22" style:font-name-asian="Noto Sans CJK SC" style:font-size-asian="16.1000003814697pt" style:font-weight-asian="bold" style:font-name-complex="Lohit Devanagari" style:font-size-complex="16.1000003814697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ufgabenstellung</text:h>
      <text:p text:style-name="P1"/>
      <text:h text:style-name="P3" text:outline-level="2">Aufgabe 1</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 text:outline-level="2">Aufgabe 2</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 text:outline-level="2">Aufgabe 3</text:h>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5" text:outline-level="2">Aufgabenstellung Seite 2</text:h>
      <text:h text:style-name="P4" text:outline-level="2"><text:span text:style-name="T2">Aufgabe </text:span><text:span text:style-name="T4">4</text:span></text:h>
      <text:p text:style-name="P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4" text:outline-level="2"><text:span text:style-name="T2">Aufgabe </text:span><text:span text:style-name="T4">5</text:span></text:h>
      <text:p text:style-name="P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4" text:outline-level="2"><text:span text:style-name="T2">Aufgabe </text:span><text:span text:style-name="T4">6</text:span></text:h>
      <text:p text:style-name="P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5" text:outline-level="2">Aufgabenstellung Seite 3</text:h>
      <text:h text:style-name="P4" text:outline-level="2"><text:span text:style-name="T2">Aufgabe </text:span><text:span text:style-name="T4">7</text:span></text:h>
      <text:p text:style-name="P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4" text:outline-level="2"><text:span text:style-name="T2">Aufgabe </text:span><text:span text:style-name="T4">8</text:span></text:h>
      <text:p text:style-name="P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4" text:outline-level="2"><text:span text:style-name="T2">Aufgabe </text:span><text:span text:style-name="T4">9</text:span></text:h>
      <text:p text:style-name="P7">"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8.47m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ebastian </meta:initial-creator>
    <meta:creation-date>2021-10-31T12:24:21.903922598</meta:creation-date>
    <dc:date>2021-11-03T19:14:43.473172090</dc:date>
    <dc:creator>Sebastian </dc:creator>
    <meta:editing-duration>PT5M42S</meta:editing-duration>
    <meta:editing-cycles>3</meta:editing-cycles>
    <meta:generator>LibreOffice/6.4.7.2$Linux_X86_64 LibreOffice_project/40$Build-2</meta:generator>
    <meta:document-statistic meta:table-count="0" meta:image-count="0" meta:object-count="0" meta:page-count="3" meta:paragraph-count="21" meta:word-count="646" meta:character-count="4168" meta:non-whitespace-character-count="3543"/>
  </office:meta>
</office:document-meta>
</file>